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178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285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276cm" draw:marker-end-width="0.178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fo:font-weight="bold" style:font-size-asian="13pt" style:font-size-complex="13pt"/>
    </style:style>
    <style:style style:name="P3" style:family="paragraph">
      <style:text-properties fo:font-size="13pt" fo:font-weight="bold" style:font-size-asian="13pt" style:font-weight-asian="bold" style:font-size-complex="13pt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3pt" fo:font-weight="bold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27cm" svg:x="6.817cm" svg:y="8.066cm">
          <text:p text:style-name="P1"><text:span text:style-name="T1">Perce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048cm" svg:height="1.27cm" svg:x="6.817cm" svg:y="10.052cm">
          <text:p text:style-name="P1"><text:span text:style-name="T1">En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4.502cm" svg:height="1.27cm" svg:x="6.818cm" svg:y="12.32cm">
          <text:p text:style-name="P1"><text:span text:style-name="T1">Affective Motivational Collaboration Theory (Framework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048cm" svg:height="1.27cm" svg:x="18.244cm" svg:y="10.061cm">
          <text:p text:style-name="P1"><text:span text:style-name="T1">De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048cm" svg:height="1.27cm" svg:x="18.234cm" svg:y="8.067cm">
          <text:p text:style-name="P1"><text:span text:style-name="T1">Mo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367cm" svg:height="2.159cm" svg:x="6.334cm" svg:y="11.92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341cm" svg:y1="9.336cm" svg:x2="8.341cm" svg:y2="10.052cm" draw:start-shape="id1" draw:start-glue-point="2" draw:end-shape="id2" draw:end-glue-point="0" svg:d="M8341 9336v716" svg:viewBox="0 0 1 717">
          <text:p/>
        </draw:connector>
        <draw:connector draw:style-name="gr3" draw:text-style-name="P1" draw:layer="layout" svg:x1="19.768cm" svg:y1="10.061cm" svg:x2="19.758cm" svg:y2="9.337cm" draw:start-shape="id3" draw:start-glue-point="0" draw:end-shape="id4" draw:end-glue-point="2" svg:d="M19768 10061v-362h-10v-362" svg:viewBox="0 0 11 725">
          <text:p/>
        </draw:connector>
        <draw:frame draw:style-name="gr4" draw:text-style-name="P3" draw:layer="layout" svg:width="5.034cm" svg:height="0.763cm" svg:x="6.253cm" svg:y="14.005cm">
          <draw:text-box>
            <text:p><text:span text:style-name="T2">Domain Independent</text:span></text:p>
          </draw:text-box>
        </draw:frame>
        <draw:connector draw:style-name="gr5" draw:text-style-name="P1" draw:layer="layout" svg:x1="18.234cm" svg:y1="8.702cm" svg:x2="9.865cm" svg:y2="8.701cm" draw:start-shape="id4" draw:start-glue-point="3" draw:end-shape="id1" draw:end-glue-point="1" svg:d="M18234 8702h-4184v-1h-4185" svg:viewBox="0 0 8370 2">
          <text:p/>
        </draw:connector>
        <draw:frame draw:style-name="gr4" draw:text-style-name="P4" draw:layer="layout" svg:width="5.08cm" svg:height="0.729cm" svg:x="11.541cm" svg:y="8.112cm">
          <draw:text-box>
            <text:p><text:span text:style-name="T3">Environmental Changes</text:span></text:p>
          </draw:text-box>
        </draw:frame>
        <draw:connector draw:style-name="gr3" draw:text-style-name="P1" draw:layer="layout" svg:x1="8.341cm" svg:y1="11.322cm" svg:x2="8.343cm" svg:y2="12.339cm" draw:start-shape="id2" draw:start-glue-point="2" svg:d="M8341 11322v772h2v245" svg:viewBox="0 0 3 1018">
          <text:p/>
        </draw:connector>
        <draw:connector draw:style-name="gr3" draw:text-style-name="P1" draw:layer="layout" svg:x1="19.769cm" svg:y1="12.307cm" svg:x2="19.768cm" svg:y2="11.331cm" draw:end-shape="id3" draw:end-glue-point="2" svg:d="M19769 12307v-225h-1v-751" svg:viewBox="0 0 2 9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_20_concave" draw:marker-end-width="0.10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3:45:04.010262995</meta:creation-date>
    <dc:date>2015-10-26T17:30:19.389928872</dc:date>
    <meta:editing-duration>PT31M38S</meta:editing-duration>
    <meta:editing-cycles>20</meta:editing-cycles>
    <meta:generator>LibreOffice/4.2.8.2$Linux_X86_64 LibreOffice_project/420m0$Build-2</meta:generator>
    <meta:document-statistic meta:object-count="13"/>
  </office:meta>
</office:document-meta>
</file>